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27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7.407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4.456cm"/>
    </style:style>
    <style:style style:name="co7" style:family="table-column">
      <style:table-column-properties fo:break-before="auto" style:column-width="4.579cm"/>
    </style:style>
    <style:style style:name="co8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908cm" fo:break-before="auto" style:use-optimal-row-height="true"/>
    </style:style>
    <style:style style:name="ro5" style:family="table-row">
      <style:table-row-properties style:row-height="1.914cm" fo:break-before="auto" style:use-optimal-row-height="false"/>
    </style:style>
    <style:style style:name="ro6" style:family="table-row">
      <style:table-row-properties style:row-height="2.512cm" fo:break-before="auto" style:use-optimal-row-height="false"/>
    </style:style>
    <style:style style:name="ro7" style:family="table-row">
      <style:table-row-properties style:row-height="3.565cm" fo:break-before="auto" style:use-optimal-row-height="false"/>
    </style:style>
    <style:style style:name="ro8" style:family="table-row">
      <style:table-row-properties style:row-height="3.925cm" fo:break-before="auto" style:use-optimal-row-height="true"/>
    </style:style>
    <style:style style:name="ro9" style:family="table-row">
      <style:table-row-properties style:row-height="6.078cm" fo:break-before="auto" style:use-optimal-row-height="true"/>
    </style:style>
    <style:style style:name="ro10" style:family="table-row">
      <style:table-row-properties style:row-height="4.355cm" fo:break-before="auto" style:use-optimal-row-height="true"/>
    </style:style>
    <style:style style:name="ro11" style:family="table-row">
      <style:table-row-properties style:row-height="1.339cm" fo:break-before="auto" style:use-optimal-row-height="true"/>
    </style:style>
    <style:style style:name="ro12" style:family="table-row">
      <style:table-row-properties style:row-height="3.35cm" fo:break-before="auto" style:use-optimal-row-height="false"/>
    </style:style>
    <style:style style:name="ro13" style:family="table-row">
      <style:table-row-properties style:row-height="1.771cm" fo:break-before="auto" style:use-optimal-row-height="true"/>
    </style:style>
    <style:style style:name="ro14" style:family="table-row">
      <style:table-row-properties style:row-height="1.961cm" fo:break-before="auto" style:use-optimal-row-height="false"/>
    </style:style>
    <style:style style:name="ro15" style:family="table-row">
      <style:table-row-properties style:row-height="6.9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0000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2.49pt inset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2.49pt inset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0.06pt solid #000000" fo:border-right="0.06pt solid #000000" fo:border-top="2.49pt solid #000000"/>
    </style:style>
    <style:style style:name="ce11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13" style:family="table-cell" style:parent-style-name="Default">
      <style:table-cell-properties style:text-align-source="fix" style:repeat-content="false" fo:wrap-option="wrap" fo:border="2.49pt inset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2.49pt inset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="2.49pt inset #000000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3333" fo:border="2.49pt inset #000000"/>
    </style:style>
    <style:style style:name="ce18" style:family="table-cell" style:parent-style-name="Default">
      <style:table-cell-properties fo:background-color="#00ff66" fo:border="2.49pt inset #000000"/>
    </style:style>
    <style:style style:name="ce19" style:family="table-cell" style:parent-style-name="Default">
      <style:table-cell-properties fo:background-color="#9999ff" fo:border="2.49pt inset #000000"/>
    </style:style>
    <style:style style:name="ce20" style:family="table-cell" style:parent-style-name="Default">
      <style:table-cell-properties fo:background-color="#ff6600" fo:wrap-option="wrap" fo:border="2.49pt inset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/>
          </table:table-cell>
          <table:covered-table-cell table:style-name="ce6"/>
          <table:covered-table-cell table:style-name="ce10"/>
          <table:covered-table-cell table:style-name="ce6"/>
          <table:table-cell table:number-columns-repeated="6"/>
        </table:table-row>
        <table:table-row table:style-name="ro2">
          <table:table-cell table:style-name="ce2" office:value-type="string" calcext:value-type="string" table:number-columns-spanned="4" table:number-rows-spanned="1">
            <text:p><text:a xlink:href="https://jira.onosproject.org/secure/IssueNavigator.jspa?reset=true&amp;jqlQuery=reporter+%3D+currentUser%28%29+ORDER+BY+createdDate+DESC" xlink:type="simple">Jira</text:a> </text:p>
          </table:table-cell>
          <table:covered-table-cell table:style-name="ce7"/>
          <table:covered-table-cell table:style-name="ce11"/>
          <table:covered-table-cell table:style-name="ce7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4" table:number-rows-spanned="1">
            <text:p>Displaying 50 issues at 16/Aug/16 5:16 AM.</text:p>
          </table:table-cell>
          <table:covered-table-cell table:style-name="ce8"/>
          <table:covered-table-cell table:style-name="ce12"/>
          <table:covered-table-cell table:style-name="ce8"/>
          <table:table-cell table:number-columns-repeated="6"/>
        </table:table-row>
        <table:table-row table:style-name="ro3">
          <table:table-cell table:style-name="ce4" office:value-type="string" calcext:value-type="string">
            <text:p>Issue Type</text:p>
          </table:table-cell>
          <table:table-cell table:style-name="ce4" office:value-type="string" calcext:value-type="string">
            <text:p>Defect-id</text:p>
          </table:table-cell>
          <table:table-cell table:style-name="ce13" office:value-type="string" calcext:value-type="string">
            <text:p>Summary</text:p>
          </table:table-cell>
          <table:table-cell table:style-name="ce4" office:value-type="string" calcext:value-type="string">
            <text:p>Status</text:p>
          </table:table-cell>
          <table:table-cell table:style-name="ce16" office:value-type="string" calcext:value-type="string">
            <text:p>Testing Status</text:p>
          </table:table-cell>
          <table:table-cell table:style-name="ce4" office:value-type="string" calcext:value-type="string">
            <text:p>Resolution</text:p>
          </table:table-cell>
          <table:table-cell table:style-name="ce13" office:value-type="string" calcext:value-type="string">
            <text:p>RT on AUG 23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</text:p>
          </table:table-cell>
        </table:table-row>
        <table:table-row table:style-name="ro3">
          <table:table-cell table:style-name="ce5" office:value-type="string" calcext:value-type="string">
            <text:p>Story</text:p>
          </table:table-cell>
          <table:table-cell table:style-name="ce9" office:value-type="string" calcext:value-type="string">
            <text:p><text:a xlink:href="https://jira.onosproject.org/browse/ONOS-5142" xlink:type="simple">ONOS-5142</text:a></text:p>
          </table:table-cell>
          <table:table-cell table:style-name="ce14" office:value-type="string" calcext:value-type="string">
            <text:p>Compilation error occurred when int and uint are given together.</text:p>
          </table:table-cell>
          <table:table-cell table:style-name="ce5" office:value-type="string" calcext:value-type="string">
            <text:p>Open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Bharat</text:p>
          </table:table-cell>
          <table:table-cell table:style-name="ce14" office:value-type="string" calcext:value-type="string">
            <text:p>Not Fixed</text:p>
          </table:table-cell>
          <table:table-cell office:value-type="string" calcext:value-type="string">
            <text:p>Known Union Issue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Mahesh</text:p>
          </table:table-cell>
        </table:table-row>
        <table:table-row table:style-name="ro3">
          <table:table-cell table:style-name="ce5" office:value-type="string" calcext:value-type="string">
            <text:p>Story</text:p>
          </table:table-cell>
          <table:table-cell table:style-name="ce9" office:value-type="string" calcext:value-type="string">
            <text:p><text:a xlink:href="https://jira.onosproject.org/browse/ONOS-5141" xlink:type="simple">ONOS-5141</text:a></text:p>
          </table:table-cell>
          <table:table-cell table:style-name="ce14" office:value-type="string" calcext:value-type="string">
            <text:p>new compilation error for ONOS-4993 issue</text:p>
          </table:table-cell>
          <table:table-cell table:style-name="ce5" office:value-type="string" calcext:value-type="string">
            <text:p>Open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Vinod</text:p>
          </table:table-cell>
          <table:table-cell table:style-name="ce14"/>
          <table:table-cell table:number-columns-repeated="3"/>
        </table:table-row>
        <table:table-row table:style-name="ro3">
          <table:table-cell table:style-name="ce5" office:value-type="string" calcext:value-type="string">
            <text:p>Story</text:p>
          </table:table-cell>
          <table:table-cell table:style-name="ce9" office:value-type="string" calcext:value-type="string">
            <text:p><text:a xlink:href="https://jira.onosproject.org/browse/ONOS-5139" xlink:type="simple">ONOS-5139</text:a></text:p>
          </table:table-cell>
          <table:table-cell table:style-name="ce14" office:value-type="string" calcext:value-type="string">
            <text:p>Invalid holder error occurred for must.</text:p>
          </table:table-cell>
          <table:table-cell table:style-name="ce5" office:value-type="string" calcext:value-type="string">
            <text:p>Open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Regress</text:p>
          </table:table-cell>
          <table:table-cell table:style-name="ce14" office:value-type="string" calcext:value-type="string">
            <text:p>nw issue </text:p>
            <text:p> Error in file: /opt/onos-master/onos/utils/test/src/main/yang/5139/ietf-routing.yang at line: 398 at position: 6</text:p>
            <text:p>YANG file error : A leaf reference, in unique, must refer to a leaf under the list</text:p>
            <text:p/>
          </table:table-cell>
          <table:table-cell office:value-type="string" calcext:value-type="string">
            <text:p>Induced Bug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Story</text:p>
          </table:table-cell>
          <table:table-cell table:style-name="ce9" office:value-type="string" calcext:value-type="string">
            <text:p><text:a xlink:href="https://jira.onosproject.org/browse/ONOS-5113" xlink:type="simple">ONOS-5113</text:a></text:p>
          </table:table-cell>
          <table:table-cell table:style-name="ce14" office:value-type="string" calcext:value-type="string">
            <text:p>Compilation error occurred for ONOS-4889 RT</text:p>
          </table:table-cell>
          <table:table-cell table:style-name="ce5" office:value-type="string" calcext:value-type="string">
            <text:p>Open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Vinod</text:p>
          </table:table-cell>
          <table:table-cell table:style-name="ce14" office:value-type="string" calcext:value-type="string">
            <text:p>NW issue : error is not proper</text:p>
            <text:p>Aug 23, 2016 12:48:34 PM org.onosproject.yangutils.parser.impl.parserutils.ListenerUtil handleUnsupportedYangConstruct</text:p>
            <text:p>INFO: YANG file error : "refine" is not supported. at position 12 in line 619 of yang file /opt/onos-master/onos/utils/test/src/main/yang/5140/ietf-routing.yang</text:p>
            <text:p>[INFO] ------------------------------------------------------------------------</text:p>
            <text:p>[INFO] BUILD FAILURE</text:p>
            <text:p>[INFO] ------------------------------------------------------------------------</text:p>
            <text:p>[INFO] Total time: 3.538 s</text:p>
            <text:p>[INFO] Finished at: 2016-08-23T12:48:35+05:30</text:p>
            <text:p>[INFO] Final Memory: 20M/308M</text:p>
            <text:p>[INFO] ------------------------------------------------------------------------</text:p>
            <text:p>[ERROR] Failed to execute goal org.onosproject:yangutils-maven-plugin:1.7.0-SNAPSHOT:yang2java (default) on project onlab-test: Error in file: ietf-packet-fields at line: 0 at position: 0</text:p>
            <text:p>[ERROR] YANG file error: Unable to find base typedef for given type</text:p>
            <text:p>[ERROR] -&gt; [Help 1]</text:p>
            <text:p>[ERROR] </text:p>
            <text:p>[ERROR] To see the full stack trace of the errors, re-run Maven with the -e switch.</text:p>
            <text:p>[ERROR] Re-run Maven using the -X switch to enable full debug logging.</text:p>
            <text:p/>
          </table:table-cell>
          <table:table-cell office:value-type="string" calcext:value-type="string">
            <text:p>To be analyzed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Story</text:p>
          </table:table-cell>
          <table:table-cell table:style-name="ce9" office:value-type="string" calcext:value-type="string">
            <text:p><text:a xlink:href="https://jira.onosproject.org/browse/ONOS-5112" xlink:type="simple">ONOS-5112</text:a></text:p>
          </table:table-cell>
          <table:table-cell table:style-name="ce14" office:value-type="string" calcext:value-type="string">
            <text:p>Leafref not able to find path in standard yang file.</text:p>
          </table:table-cell>
          <table:table-cell table:style-name="ce5" office:value-type="string" calcext:value-type="string">
            <text:p>Open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 office:value-type="string" calcext:value-type="string">
            <text:p>NW issue : Unable to find base typedef for given type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Story</text:p>
          </table:table-cell>
          <table:table-cell table:style-name="ce5" office:value-type="string" calcext:value-type="string">
            <text:p><text:a xlink:href="https://jira.onosproject.org/browse/ONOS-5104" xlink:type="simple">ONOS-5104</text:a> </text:p>
          </table:table-cell>
          <table:table-cell table:style-name="ce14" office:value-type="string" calcext:value-type="string">
            <text:p>Build failing and throwing error for refine and all unsupported features.</text:p>
          </table:table-cell>
          <table:table-cell table:style-name="ce5" office:value-type="string" calcext:value-type="string">
            <text:p>Open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Story</text:p>
          </table:table-cell>
          <table:table-cell table:style-name="ce5" office:value-type="string" calcext:value-type="string">
            <text:p><text:a xlink:href="https://jira.onosproject.org/browse/ONOS-5095" xlink:type="simple">ONOS-5095</text:a> </text:p>
          </table:table-cell>
          <table:table-cell table:style-name="ce14" office:value-type="string" calcext:value-type="string">
            <text:p>RPC's substatements java code is generating in src/main/java folder rather than target.</text:p>
          </table:table-cell>
          <table:table-cell table:style-name="ce5" office:value-type="string" calcext:value-type="string">
            <text:p>Open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Story</text:p>
          </table:table-cell>
          <table:table-cell table:style-name="ce5" office:value-type="string" calcext:value-type="string">
            <text:p><text:a xlink:href="https://jira.onosproject.org/browse/ONOS-4995" xlink:type="simple">ONOS-4995</text:a> </text:p>
          </table:table-cell>
          <table:table-cell table:style-name="ce14" office:value-type="string" calcext:value-type="string">
            <text:p>Defect : Builder stuck in Dead loop for cyclic reference of if-feature.</text:p>
          </table:table-cell>
          <table:table-cell table:style-name="ce5" office:value-type="string" calcext:value-type="string">
            <text:p>Open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NA, invalid YANG</text:p>
          </table:table-cell>
          <table:table-cell table:style-name="ce14" office:value-type="string" calcext:value-type="string">
            <text:p>Not Fixed</text:p>
          </table:table-cell>
          <table:table-cell office:value-type="string" calcext:value-type="string">
            <text:p>Negative scenario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tory</text:p>
          </table:table-cell>
          <table:table-cell table:style-name="ce5" office:value-type="string" calcext:value-type="string">
            <text:p><text:a xlink:href="https://jira.onosproject.org/browse/ONOS-4994" xlink:type="simple">ONOS-4994</text:a> </text:p>
          </table:table-cell>
          <table:table-cell table:style-name="ce14" office:value-type="string" calcext:value-type="string">
            <text:p>Defect : compilation error occurs when namspace contains keyword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Story</text:p>
          </table:table-cell>
          <table:table-cell table:style-name="ce5" office:value-type="string" calcext:value-type="string">
            <text:p><text:a xlink:href="https://jira.onosproject.org/browse/ONOS-4993" xlink:type="simple">ONOS-4993</text:a> </text:p>
          </table:table-cell>
          <table:table-cell table:style-name="ce14" office:value-type="string" calcext:value-type="string">
            <text:p>Compilation error occurred for self resolution grouping with multiple uses.</text:p>
          </table:table-cell>
          <table:table-cell table:style-name="ce5" office:value-type="string" calcext:value-type="string">
            <text:p>Open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956" xlink:type="simple">ONOS-4956</text:a> </text:p>
          </table:table-cell>
          <table:table-cell table:style-name="ce14" office:value-type="string" calcext:value-type="string">
            <text:p>Typedef package doesn't changes after cloning, still takes groupings package.</text:p>
          </table:table-cell>
          <table:table-cell table:style-name="ce5" office:value-type="string" calcext:value-type="string">
            <text:p>Open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5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955" xlink:type="simple">ONOS-4955</text:a> </text:p>
          </table:table-cell>
          <table:table-cell table:style-name="ce14" office:value-type="string" calcext:value-type="string">
            <text:p>Build failing for augment inside uses.</text:p>
          </table:table-cell>
          <table:table-cell table:style-name="ce5" office:value-type="string" calcext:value-type="string">
            <text:p>In Progress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Bharat</text:p>
          </table:table-cell>
          <table:table-cell table:style-name="ce14" office:value-type="string" calcext:value-type="string">
            <text:p>Not Fix : New issue :improper error</text:p>
            <text:p>[INFO] </text:p>
            <text:p>[INFO] --- yangutils-maven-plugin:1.7.0-SNAPSHOT:yang2java (default) @ onlab-test ---</text:p>
            <text:p>Aug 23, 2016 12:42:15 PM org.onosproject.yangutils.parser.impl.parserutils.ListenerUtil handleUnsupportedYangConstruct</text:p>
            <text:p>INFO: YANG file error : "refine" is not supported. at position 12 in line 619 of yang file /opt/onos-master/onos/utils/test/src/main/yang/5140/ietf-routing.yang</text:p>
            <text:p>[INFO] ------------------------------------------------------------------------</text:p>
            <text:p>[INFO] BUILD FAILURE</text:p>
            <text:p>[INFO] ------------------------------------------------------------------------</text:p>
            <text:p>[INFO] Total time: 3.061 s</text:p>
            <text:p>[INFO] Finished at: 2016-08-23T12:42:15+05:30</text:p>
            <text:p>[INFO] Final Memory: 20M/306M</text:p>
            <text:p>[INFO] ------------------------------------------------------------------------</text:p>
            <text:p>[ERROR] Failed to execute goal org.onosproject:yangutils-maven-plugin:1.7.0-SNAPSHOT:yang2java (default) on project onlab-test: Error in file: grouping-definitions at line: 0 at position: 0</text:p>
            <text:p>[ERROR] Failed to link /box</text:p>
            <text:p>[ERROR] -&gt; [Help 1]</text:p>
            <text:p>[ERROR] </text:p>
            <text:p/>
          </table:table-cell>
          <table:table-cell office:value-type="string" calcext:value-type="string">
            <text:p>Not supported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954" xlink:type="simple">ONOS-4954</text:a> </text:p>
          </table:table-cell>
          <table:table-cell table:style-name="ce14" office:value-type="string" calcext:value-type="string">
            <text:p>Nullpointer exception occurred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953" xlink:type="simple">ONOS-4953</text:a> </text:p>
          </table:table-cell>
          <table:table-cell table:style-name="ce14" office:value-type="string" calcext:value-type="string">
            <text:p>Compilation error for file linking type with self module prefix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952" xlink:type="simple">ONOS-4952</text:a> </text:p>
          </table:table-cell>
          <table:table-cell table:style-name="ce14" office:value-type="string" calcext:value-type="string">
            <text:p>Typedef not supported error is thrown for self linking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6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938" xlink:type="simple">ONOS-4938</text:a> </text:p>
          </table:table-cell>
          <table:table-cell table:style-name="ce14" office:value-type="string" calcext:value-type="string">
            <text:p>Defect : DataModelException occurs when range interval is lesser than the older interval.</text:p>
          </table:table-cell>
          <table:table-cell table:style-name="ce5" office:value-type="string" calcext:value-type="string">
            <text:p>Resolv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 office:value-type="string" calcext:value-type="string">
            <text:p>NW issue </text:p>
            <text:p> mvn clean install</text:p>
            <text:p>[INFO] Scanning for projects...</text:p>
            <text:p>[INFO]                                                                         </text:p>
            <text:p>[INFO] ------------------------------------------------------------------------</text:p>
            <text:p>[INFO] Building onlab-test 1.7.0-SNAPSHOT</text:p>
            <text:p>[INFO] ------------------------------------------------------------------------</text:p>
            <text:p>[INFO] </text:p>
            <text:p>[INFO] --- maven-clean-plugin:2.5:clean (default-clean) @ onlab-test ---</text:p>
            <text:p>[INFO] </text:p>
            <text:p>[INFO] --- jacoco-maven-plugin:0.7.5.201505241946:prepare-agent (default-prepare-agent) @ onlab-test ---</text:p>
            <text:p>[INFO] argLine set to -javaagent:/home/root1/.m2/repository/org/jacoco/org.jacoco.agent/0.7.5.201505241946/org.jacoco.agent-0.7.5.201505241946-runtime.jar=destfile=/opt/onos-master/onos/utils/test/target/jacoco.exec -Duser.language=en -Duser.region=US</text:p>
            <text:p>[INFO] </text:p>
            <text:p>[INFO] --- yangutils-maven-plugin:1.7.0-SNAPSHOT:yang2java (default) @ onlab-test ---</text:p>
            <text:p>Aug 23, 2016 12:09:10 PM org.onosproject.yangutils.parser.impl.parserutils.ListenerUtil handleUnsupportedYangConstruct</text:p>
            <text:p>INFO: YANG file error : "refine" is not supported. at position 8 in line 116 of yang file /opt/onos-master/onos/utils/test/src/main/yang/4890/ietf-snmp-tls.yang</text:p>
            <text:p>[INFO] ------------------------------------------------------------------------</text:p>
            <text:p>[INFO] BUILD FAILURE</text:p>
            <text:p>[INFO] ------------------------------------------------------------------------</text:p>
            <text:p>[INFO] Total time: 2.820 s</text:p>
            <text:p>[INFO] Finished at: 2016-08-23T12:09:10+05:30</text:p>
            <text:p>[INFO] Final Memory: 20M/305M</text:p>
            <text:p>[INFO] ------------------------------------------------------------------------</text:p>
            <text:p>[ERROR] Failed to execute goal org.onosproject:yangutils-maven-plugin:1.7.0-SNAPSHOT:yang2java (default) on project onlab-test: Execution default of goal org.onosproject:yangutils-maven-plugin:1.7.0-SNAPSHOT:yang2java failed: New added range interval is lesser than the old interval(s) -&gt; [Help 1]</text:p>
            <text:p>[ERROR] </text:p>
            <text:p>[ERROR] To see the full stack trace of the errors, re-run Maven with the -e switch.</text:p>
            <text:p>[ERROR] Re-run Maven using the -X switch to enable full debug logging.</text:p>
            <text:p>[ERROR] </text:p>
            <text:p>[ERROR] For more information about the errors and possible solutions, please read the following articles:</text:p>
            <text:p>[ERROR] [Help 1] http://cwiki.apache.org/confluence/display/MAVEN/PluginExecutionException</text:p>
            <text:p>root1@root1-HP-EliteBook-840-G2:/opt/onos-master/onos/utils/test$ </text:p>
            <text:p/>
          </table:table-cell>
          <table:table-cell office:value-type="string" calcext:value-type="string">
            <text:p>Negative scenario, error information to be elaborated later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937" xlink:type="simple">ONOS-4937</text:a> </text:p>
          </table:table-cell>
          <table:table-cell table:style-name="ce14" office:value-type="string" calcext:value-type="string">
            <text:p>Compilation error occurred for typedef with union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936" xlink:type="simple">ONOS-4936</text:a> </text:p>
          </table:table-cell>
          <table:table-cell table:style-name="ce14" office:value-type="string" calcext:value-type="string">
            <text:p>Defect : Compilation error occurred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7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935" xlink:type="simple">ONOS-4935</text:a> </text:p>
          </table:table-cell>
          <table:table-cell table:style-name="ce14" office:value-type="string" calcext:value-type="string">
            <text:p>Defect : Data type not supported error is thrown without any information on the file and line of error.</text:p>
          </table:table-cell>
          <table:table-cell table:style-name="ce5" office:value-type="string" calcext:value-type="string">
            <text:p>In Progress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 office:value-type="string" calcext:value-type="string">
            <text:p>New issue : </text:p>
            <text:p>-------------------------------------------------------------</text:p>
            <text:p>[ERROR] COMPILATION ERROR : </text:p>
            <text:p>[INFO] -------------------------------------------------------------</text:p>
            <text:p>[ERROR] /opt/onos-master/onos/utils/test/target/generated-sources/org/onosproject/yang/gen/v1/http/rob/sh/yang/test/list/rev20140101/typedef/parentunion/ParentUnionUnion.java:[28,19] error: variable string is already defined in class ParentUnionUnion</text:p>
            <text:p>[ERROR] /opt/onos-master/onos/utils/test/target/generated-sources/org/onosproject/yang/gen/v1/http/rob/sh/yang/test/list/rev20140101/typedef/parentunion/ParentUnionUnion.java:[50,11] error: constructor ParentUnionUnion(String) is already defined in class ParentUnionUnion</text:p>
            <text:p>[ERROR] /opt/onos-master/onos/utils/test/target/generated-sources/org/onosproject/yang/gen/v1/http/rob/sh/yang/test/list/rev20140101/typedef/parentunion/ParentUnionUnion.java:[70,35] error: method of(String) is already defined in class ParentUnionUnion</text:p>
            <text:p>[ERROR] /opt/onos-master/onos/utils/test/target/generated-sources/org/onosproject/yang/gen/v1/http/rob/sh/yang/test/list/rev20140101/typedef/parentunion/ParentUnionUnion.java:[88,18] error: method string() is already defined in class ParentUnionUnion</text:p>
            <text:p>[ERROR] /opt/onos-master/onos/utils/test/target/generated-sources/org/onosproject/yang/gen/v1/http/rob/sh/yang/test/list/rev20140101/typedef/unionincluded/UnionIncludedUnion.java:[28,19] error: variable string is already defined in class UnionIncludedUnion</text:p>
            <text:p>[ERROR] /opt/onos-master/onos/utils/test/target/generated-sources/org/onosproject/yang/gen/v1/http/rob/sh/yang/test/list/rev20140101/typedef/unionincluded/UnionIncludedUnion.java:[50,11] error: constructor UnionIncludedUnion(String) is already defined in class UnionIncludedUnion</text:p>
            <text:p>[ERROR] /opt/onos-master/onos/utils/test/target/generated-sources/org/onosproject/yang/gen/v1/http/rob/sh/yang/test/list/rev20140101/typedef/unionincluded/UnionIncludedUnion.java:[70,37] error: method of(String) is already defined in class UnionIncludedUnion</text:p>
            <text:p>[ERROR] /opt/onos-master/onos/utils/test/target/generated-sources/org/onosproject/yang/gen/v1/http/rob/sh/yang/test/list/rev20140101/typedef/unionincluded/UnionIncludedUnion.java:[88,18] error: method string() is already defined in class UnionIncludedUnion</text:p>
            <text:p>[INFO] 8 errors </text:p>
            <text:p>[INFO] -------------------------------------------------------------</text:p>
            <text:p>[INFO] ------------------------------------------------------------------------</text:p>
            <text:p>[INFO] BUILD FAILURE</text:p>
            <text:p>[INFO] ------------------------------------------------------------------------</text:p>
            <text:p>[INFO] Total time: 3.594 s</text:p>
            <text:p>[INFO] Finished at: 2016-08-23T15:30:44+05:30</text:p>
            <text:p>[INFO] Final Memory: 28M/319M</text:p>
            <text:p>[INFO] ------------------------------------------------------------------------</text:p>
            <text:p>[ERROR] Failed to execute goal org.apache.maven.plugins:maven-compiler-plugin:2.5.1:compile (default-compile) on project onlab-test: Compilation failure: Compilation failure:</text:p>
            <text:p>[ERROR] /opt/onos-master/onos/utils/test/target/generated-sources/org/onosproject/yang/gen/v1/http/rob/sh/yang/test/list/rev20140101/typedef/parentunion/ParentUnionUnion.java:[28,19] error: variable string is already defined in class ParentUnionUnion</text:p>
            <text:p>[ERROR] /opt/onos-master/onos/utils/test/target/generated-sources/org/onosproject/yang/gen/v1/http/rob/sh/yang/test/list/rev20140101/typedef/parentunion/ParentUnionUnion.java:[50,11] error: constructor ParentUnionUnion(String) is already defined in class ParentUnionUnion</text:p>
            <text:p>[ERROR] /opt/onos-master/onos/utils/test/target/generated-sources/org/onosproject/yang/gen/v1/http/rob/sh/yang/test/list/rev20140101/typedef/parentunion/ParentUnionUnion.java:[70,35] error: method of(String) is already defined in class ParentUnionUnion</text:p>
            <text:p>[ERROR] /opt/onos-master/onos/utils/test/target/generated-sources/org/onosproject/yang/gen/v1/http/rob/sh/yang/test/list/rev20140101/typedef/parentunion/ParentUnionUnion.java:[88,18] error: method string() is already defined in class ParentUnionUnion</text:p>
            <text:p>[ERROR] /opt/onos-master/onos/utils/test/target/generated-sources/org/onosproject/yang/gen/v1/http/rob/sh/yang/test/list/rev20140101/typedef/unionincluded/UnionIncludedUnion.java:[28,19] error: variable string is already defined in class UnionIncludedUnion</text:p>
            <text:p>[ERROR] /opt/onos-master/onos/utils/test/target/generated-sources/org/onosproject/yang/gen/v1/http/rob/sh/yang/test/list/rev20140101/typedef/unionincluded/UnionIncludedUnion.java:[50,11] error: constructor UnionIncludedUnion(String) is already defined in class UnionIncludedUnion</text:p>
            <text:p>[ERROR] /opt/onos-master/onos/utils/test/target/generated-sources/org/onosproject/yang/gen/v1/http/rob/sh/yang/test/list/rev20140101/typedef/unionincluded/UnionIncludedUnion.java:[70,37] error: method of(String) is already defined in class UnionIncludedUnion</text:p>
            <text:p>[ERROR] /opt/onos-master/onos/utils/test/target/generated-sources/org/onosproject/yang/gen/v1/http/rob/sh/yang/test/list/rev20140101/typedef/unionincluded/UnionIncludedUnion.java:[88,18] error: method string() is already defined in class UnionIncludedUnion</text:p>
            <text:p/>
          </table:table-cell>
          <table:table-cell office:value-type="string" calcext:value-type="string">
            <text:p>Known Union Issue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934" xlink:type="simple">ONOS-4934</text:a> </text:p>
          </table:table-cell>
          <table:table-cell table:style-name="ce14" office:value-type="string" calcext:value-type="string">
            <text:p>Defect : Compilation error occurred for typedef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93" xlink:type="simple">ONOS-4893</text:a> </text:p>
          </table:table-cell>
          <table:table-cell table:style-name="ce14" office:value-type="string" calcext:value-type="string">
            <text:p>Error occurring while concatenating paths for leafref, pyang check has no errors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92" xlink:type="simple">ONOS-4892</text:a> </text:p>
          </table:table-cell>
          <table:table-cell table:style-name="ce14" office:value-type="string" calcext:value-type="string">
            <text:p>augment name invalid error is occurring.</text:p>
          </table:table-cell>
          <table:table-cell table:style-name="ce5" office:value-type="string" calcext:value-type="string">
            <text:p>In Progress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Regress</text:p>
          </table:table-cell>
          <table:table-cell table:style-name="ce14" office:value-type="string" calcext:value-type="string">
            <text:p>Not Fixed</text:p>
          </table:table-cell>
          <table:table-cell table:number-columns-repeated="3"/>
        </table:table-row>
        <table:table-row table:style-name="ro8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91" xlink:type="simple">ONOS-4891</text:a> </text:p>
          </table:table-cell>
          <table:table-cell table:style-name="ce14" office:value-type="string" calcext:value-type="string">
            <text:p>Error occurred while building standard yang files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 office:value-type="string" calcext:value-type="string">
            <text:p>Regress</text:p>
          </table:table-cell>
          <table:table-cell table:style-name="ce14" office:value-type="string" calcext:value-type="string">
            <text:p>NW issue ietf-netconf.yang</text:p>
            <text:p>mismatched input 'nc:get-filter-element-attributes' expecting {'config', 'description', 'if-feature', 'mandatory', 'must', 'reference', 'status', 'when', '}'}</text:p>
            <text:p/>
          </table:table-cell>
          <table:table-cell office:value-type="string" calcext:value-type="string">
            <text:p>Supported in Verion 1.1 for extensions, will update parser to ignore it</text:p>
          </table:table-cell>
          <table:table-cell table:number-columns-repeated="2"/>
        </table:table-row>
        <table:table-row table:style-name="ro9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90" xlink:type="simple">ONOS-4890</text:a> </text:p>
          </table:table-cell>
          <table:table-cell table:style-name="ce14" office:value-type="string" calcext:value-type="string">
            <text:p>Invalid holder error occurring for case in ietf standard files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 office:value-type="string" calcext:value-type="string">
            <text:p>NW issue </text:p>
            <text:p> Error in file: /opt/onos-master/onos/utils/test/src/main/yang/4890/ietf-snmp-usm.yang at line: 71 at position: 9</text:p>
            <text:p>extraneous input 'nacm:default-deny-all' expecting {'config', 'default', 'description', 'if-feature', 'mandatory', 'must', 'reference', 'status', 'type', 'units', 'when', '}'}</text:p>
            <text:p/>
          </table:table-cell>
          <table:table-cell office:value-type="string" calcext:value-type="string">
            <text:p>Supported in Verion 1.1 for extensions, will update parser to ignore it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89" xlink:type="simple">ONOS-4889</text:a> </text:p>
          </table:table-cell>
          <table:table-cell table:style-name="ce14" office:value-type="string" calcext:value-type="string">
            <text:p>4 Checkstyle errors occurred for standard ietf files.</text:p>
          </table:table-cell>
          <table:table-cell table:style-name="ce5" office:value-type="string" calcext:value-type="string">
            <text:p>In Progress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88" xlink:type="simple">ONOS-4888</text:a> </text:p>
          </table:table-cell>
          <table:table-cell table:style-name="ce14" office:value-type="string" calcext:value-type="string">
            <text:p>Cannot find symbol error occurring for grouping and uses feature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87" xlink:type="simple">ONOS-4887</text:a> </text:p>
          </table:table-cell>
          <table:table-cell table:style-name="ce14" office:value-type="string" calcext:value-type="string">
            <text:p>Build failed and error is thrown for yang version 1.0</text:p>
          </table:table-cell>
          <table:table-cell table:style-name="ce5" office:value-type="string" calcext:value-type="string">
            <text:p>Closed</text:p>
          </table:table-cell>
          <table:table-cell table:style-name="ce19" office:value-type="string" calcext:value-type="string">
            <text:p>Wont Fix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86" xlink:type="simple">ONOS-4886</text:a> </text:p>
          </table:table-cell>
          <table:table-cell table:style-name="ce14" office:value-type="string" calcext:value-type="string">
            <text:p>Build failing without proper error when leafref is refering to union type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85" xlink:type="simple">ONOS-4885</text:a> </text:p>
          </table:table-cell>
          <table:table-cell table:style-name="ce14" office:value-type="string" calcext:value-type="string">
            <text:p>Parser exception for invalid path in leafref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84" xlink:type="simple">ONOS-4884</text:a> </text:p>
          </table:table-cell>
          <table:table-cell table:style-name="ce14" office:value-type="string" calcext:value-type="string">
            <text:p>Compilation error occurred while building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83" xlink:type="simple">ONOS-4883</text:a> </text:p>
          </table:table-cell>
          <table:table-cell table:style-name="ce14" office:value-type="string" calcext:value-type="string">
            <text:p>Invalid holder error is thrown for when statement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82" xlink:type="simple">ONOS-4882</text:a> </text:p>
          </table:table-cell>
          <table:table-cell table:style-name="ce14" office:value-type="string" calcext:value-type="string">
            <text:p>Unique is not supported, throwing error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881" xlink:type="simple">ONOS-4881</text:a> </text:p>
          </table:table-cell>
          <table:table-cell table:style-name="ce14" office:value-type="string" calcext:value-type="string">
            <text:p>Improper error when 2 or more files contain same module name.</text:p>
          </table:table-cell>
          <table:table-cell table:style-name="ce5" office:value-type="string" calcext:value-type="string">
            <text:p>In Progress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NA Invalid Yang</text:p>
          </table:table-cell>
          <table:table-cell table:style-name="ce14" office:value-type="string" calcext:value-type="string">
            <text:p>Not Fixed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649" xlink:type="simple">ONOS-4649</text:a> </text:p>
          </table:table-cell>
          <table:table-cell table:style-name="ce14" office:value-type="string" calcext:value-type="string">
            <text:p>Compilation error occurred while building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99" xlink:type="simple">ONOS-4599</text:a> </text:p>
          </table:table-cell>
          <table:table-cell table:style-name="ce14" office:value-type="string" calcext:value-type="string">
            <text:p>Compilation error occurred for union with boolean type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98" xlink:type="simple">ONOS-4598</text:a> </text:p>
          </table:table-cell>
          <table:table-cell table:style-name="ce14" office:value-type="string" calcext:value-type="string">
            <text:p>Compilation error while generating java files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97" xlink:type="simple">ONOS-4597</text:a> </text:p>
          </table:table-cell>
          <table:table-cell table:style-name="ce14" office:value-type="string" calcext:value-type="string">
            <text:p>Error is not mentioned when value exceeds limit for min and max-element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Story</text:p>
          </table:table-cell>
          <table:table-cell table:style-name="ce5" office:value-type="string" calcext:value-type="string">
            <text:p><text:a xlink:href="https://jira.onosproject.org/browse/ONOS-4596" xlink:type="simple">ONOS-4596</text:a> </text:p>
          </table:table-cell>
          <table:table-cell table:style-name="ce14" office:value-type="string" calcext:value-type="string">
            <text:p>Wrong error is thrown for missing semi colon for key inside a list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75" xlink:type="simple">ONOS-4575</text:a> </text:p>
          </table:table-cell>
          <table:table-cell table:style-name="ce14" office:value-type="string" calcext:value-type="string">
            <text:p>Space between range mentioned for typedef is throwing error but according to RFC example it is valid scenario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52" xlink:type="simple">ONOS-4552</text:a> </text:p>
          </table:table-cell>
          <table:table-cell table:style-name="ce14" office:value-type="string" calcext:value-type="string">
            <text:p>Difference in error when no name is mentioned for identifier with and without quotes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51" xlink:type="simple">ONOS-4551</text:a> </text:p>
          </table:table-cell>
          <table:table-cell table:style-name="ce14" office:value-type="string" calcext:value-type="string">
            <text:p>Identifier is not in compliance with RFC for starting with (('X'|'x') ('M'|'m') ('L'|'l'))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50" xlink:type="simple">ONOS-4550</text:a> </text:p>
          </table:table-cell>
          <table:table-cell table:style-name="ce14" office:value-type="string" calcext:value-type="string">
            <text:p>Extra temporary container folder with some extra temp files is created when only container is present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49" xlink:type="simple">ONOS-4549</text:a> </text:p>
          </table:table-cell>
          <table:table-cell table:style-name="ce14" office:value-type="string" calcext:value-type="string">
            <text:p>Compilation error when adding web address in namespace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48" xlink:type="simple">ONOS-4548</text:a> </text:p>
          </table:table-cell>
          <table:table-cell table:style-name="ce14" office:value-type="string" calcext:value-type="string">
            <text:p>Build failure occurring when building with dummy application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47" xlink:type="simple">ONOS-4547</text:a> </text:p>
          </table:table-cell>
          <table:table-cell table:style-name="ce14" office:value-type="string" calcext:value-type="string">
            <text:p>Build failing when java keyword is present in namespace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46" xlink:type="simple">ONOS-4546</text:a> </text:p>
          </table:table-cell>
          <table:table-cell table:style-name="ce14" office:value-type="string" calcext:value-type="string">
            <text:p>Invalid namespace URI with nullpointer exception occurred when namspace contains underscore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10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45" xlink:type="simple">ONOS-4545</text:a> </text:p>
          </table:table-cell>
          <table:table-cell table:style-name="ce14" office:value-type="string" calcext:value-type="string">
            <text:p>Not able to locate issue seeing logs when there are multiple yang files with error scenario's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 office:value-type="string" calcext:value-type="string">
            <text:p>NW issue</text:p>
            <text:p>[INFO] Error in file: /opt/onos-master/onos/utils/test/src/main/yang/4545/Onos_Yang_1.yang at line: 3 at position: 14</text:p>
            <text:p>YANG file error: Invalid namespace URI</text:p>
            <text:p/>
          </table:table-cell>
          <table:table-cell office:value-type="string" calcext:value-type="string">
            <text:p>regress with uri scheme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270" xlink:type="simple">ONOS-4270</text:a> </text:p>
          </table:table-cell>
          <table:table-cell table:style-name="ce14" office:value-type="string" calcext:value-type="string">
            <text:p>Appending "s" at the end of list name may not be correct always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269" xlink:type="simple">ONOS-4269</text:a> </text:p>
          </table:table-cell>
          <table:table-cell table:style-name="ce14" office:value-type="string" calcext:value-type="string">
            <text:p>Java files are generated when duplicate container exists in same yang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268" xlink:type="simple">ONOS-4268</text:a> </text:p>
          </table:table-cell>
          <table:table-cell table:style-name="ce14" office:value-type="string" calcext:value-type="string">
            <text:p>White space, -, _ in class and interface name shoud be deleted and next starting character should be capitalised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267" xlink:type="simple">ONOS-4267</text:a> </text:p>
          </table:table-cell>
          <table:table-cell table:style-name="ce14" office:value-type="string" calcext:value-type="string">
            <text:p>Compilation and build failure when java keyword with capital is input in namespace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266" xlink:type="simple">ONOS-4266</text:a> </text:p>
          </table:table-cell>
          <table:table-cell table:style-name="ce14" office:value-type="string" calcext:value-type="string">
            <text:p>compilation error or java file not generated for special characters((: / : - @ $ # ' * + , ; = and character group:/))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265" xlink:type="simple">ONOS-4265</text:a> </text:p>
          </table:table-cell>
          <table:table-cell table:style-name="ce14" office:value-type="string" calcext:value-type="string">
            <text:p>IOexecption occured for module without any definitions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264" xlink:type="simple">ONOS-4264</text:a> </text:p>
          </table:table-cell>
          <table:table-cell table:style-name="ce14" office:value-type="string" calcext:value-type="string">
            <text:p>IOExecption occurred when module name is more than 64 character.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263" xlink:type="simple">ONOS-4263</text:a> </text:p>
          </table:table-cell>
          <table:table-cell table:style-name="ce14" office:value-type="string" calcext:value-type="string">
            <text:p>Java files are not generated when building from higher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11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5140" xlink:type="simple">ONOS-5140</text:a> </text:p>
          </table:table-cell>
          <table:table-cell table:style-name="ce14" office:value-type="string" calcext:value-type="string">
            <text:p>error info should show line number &amp; position: For Invalid holder for mandatory before processing, line number &amp; postion not shown</text:p>
          </table:table-cell>
          <table:table-cell table:style-name="ce5" office:value-type="string" calcext:value-type="string">
            <text:p>Open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Regress</text:p>
          </table:table-cell>
          <table:table-cell table:style-name="ce14" office:value-type="string" calcext:value-type="string">
            <text:p>NW issue : </text:p>
            <text:p>Unable to find base typedef for given type</text:p>
          </table:table-cell>
          <table:table-cell office:value-type="string" calcext:value-type="string">
            <text:p>Bharath to check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5138" xlink:type="simple">ONOS-5138</text:a> </text:p>
          </table:table-cell>
          <table:table-cell table:style-name="ce14" office:value-type="string" calcext:value-type="string">
            <text:p>error info is not showing line numbers &amp; file name for "Failed to link "</text:p>
          </table:table-cell>
          <table:table-cell table:style-name="ce5" office:value-type="string" calcext:value-type="string">
            <text:p>Open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TBD</text:p>
          </table:table-cell>
          <table:table-cell table:style-name="ce14" office:value-type="string" calcext:value-type="string">
            <text:p>Not Fix :</text:p>
            <text:p>[INFO] --- yangutils-maven-plugin:1.7.0-SNAPSHOT:yang2java (default) @ onlab-test ---</text:p>
            <text:p>Aug 23, 2016 12:45:44 PM org.onosproject.yangutils.parser.impl.parserutils.ListenerUtil handleUnsupportedYangConstruct</text:p>
            <text:p>INFO: YANG file error : "refine" is not supported. at position 12 in line 619 of yang file /opt/onos-master/onos/utils/test/src/main/yang/5140/ietf-routing.yang</text:p>
            <text:p>[INFO] ------------------------------------------------------------------------</text:p>
            <text:p>[INFO] BUILD FAILURE</text:p>
            <text:p>[INFO] ------------------------------------------------------------------------</text:p>
            <text:p>[INFO] Total time: 3.117 s</text:p>
            <text:p>[INFO] Finished at: 2016-08-23T12:45:45+05:30</text:p>
            <text:p>[INFO] Final Memory: 20M/307M</text:p>
            <text:p>[INFO] ------------------------------------------------------------------------</text:p>
            <text:p>[ERROR] Failed to execute goal org.onosproject:yangutils-maven-plugin:1.7.0-SNAPSHOT:yang2java (default) on project onlab-test: Error in file: l3-unicast-igp-topology at line: 0 at position: 0</text:p>
            <text:p>[ERROR] Failed to link /nt:network-topology/nt:topology/nt:topology-types/</text:p>
            <text:p>[ERROR] -&gt; [Help 1]</text:p>
            <text:p>[ERROR] </text:p>
            <text:p>[ERROR] To see the full stack trace of the errors, re-run Maven with the -e switch.</text:p>
            <text:p>[ERROR] Re-run Maven using the -X switch to enable full debug logging.</text:p>
            <text:p>[ERROR] </text:p>
            <text:p/>
          </table:table-cell>
          <table:table-cell office:value-type="string" calcext:value-type="string">
            <text:p>Bharath to check</text:p>
          </table:table-cell>
          <table:table-cell table:number-columns-repeated="2"/>
        </table:table-row>
        <table:table-row table:style-name="ro1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5137" xlink:type="simple">ONOS-5137</text:a> </text:p>
          </table:table-cell>
          <table:table-cell table:style-name="ce14" office:value-type="string" calcext:value-type="string">
            <text:p>index out of bound for augment path while inter file linking</text:p>
          </table:table-cell>
          <table:table-cell table:style-name="ce5" office:value-type="string" calcext:value-type="string">
            <text:p>Open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Regress</text:p>
          </table:table-cell>
          <table:table-cell table:style-name="ce14" office:value-type="string" calcext:value-type="string">
            <text:p>NW issue : </text:p>
            <text:p>[INFO] --- jacoco-maven-plugin:0.7.5.201505241946:prepare-agent (default-prepare-agent) @ onlab-test ---</text:p>
            <text:p>[INFO] argLine set to -javaagent:/home/root1/.m2/repository/org/jacoco/org.jacoco.agent/0.7.5.201505241946/org.jacoco.agent-0.7.5.201505241946-runtime.jar=destfile=/opt/onos-master/onos/utils/test/target/jacoco.exec -Duser.language=en -Duser.region=US</text:p>
            <text:p>[INFO] </text:p>
            <text:p>[INFO] --- yangutils-maven-plugin:1.7.0-SNAPSHOT:yang2java (default) @ onlab-test ---</text:p>
            <text:p>[INFO] ------------------------------------------------------------------------</text:p>
            <text:p>[INFO] BUILD FAILURE</text:p>
            <text:p>[INFO] ------------------------------------------------------------------------</text:p>
            <text:p>[INFO] Total time: 2.583 s</text:p>
            <text:p>[INFO] Finished at: 2016-08-23T15:14:12+05:30</text:p>
            <text:p>[INFO] Final Memory: 20M/307M</text:p>
            <text:p>[INFO] ------------------------------------------------------------------------</text:p>
            <text:p>[ERROR] Failed to execute goal org.onosproject:yangutils-maven-plugin:1.7.0-SNAPSHOT:yang2java (default) on project onlab-test: Error in file: ietf-ospf at line: 0 at position: 0</text:p>
            <text:p>[ERROR] Failed to link /rt:routing/rt:control-plane-protocols/rt:control-plane-protocol/ospf:ospf/ospf:instance</text:p>
            <text:p>[ERROR] -&gt; [Help 1]</text:p>
            <text:p>[ERROR] </text:p>
            <text:p>[ERROR] To see the full stack trace of the errors, re-run Maven with the -e switch.</text:p>
            <text:p/>
          </table:table-cell>
          <table:table-cell office:value-type="string" calcext:value-type="string">
            <text:p>Bharath to check</text:p>
          </table:table-cell>
          <table:table-cell table:number-columns-repeated="2"/>
        </table:table-row>
        <table:table-row table:style-name="ro13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5136" xlink:type="simple">ONOS-5136</text:a> </text:p>
          </table:table-cell>
          <table:table-cell table:style-name="ce14" office:value-type="string" calcext:value-type="string">
            <text:p>Linker exception for node datamodel</text:p>
          </table:table-cell>
          <table:table-cell table:style-name="ce5" office:value-type="string" calcext:value-type="string">
            <text:p>Open</text:p>
          </table:table-cell>
          <table:table-cell table:style-name="ce17" office:value-type="string" calcext:value-type="string">
            <text:p>Not Fixed</text:p>
          </table:table-cell>
          <table:table-cell table:style-name="ce5" office:value-type="string" calcext:value-type="string">
            <text:p>Mahesh</text:p>
          </table:table-cell>
          <table:table-cell table:style-name="ce14" office:value-type="string" calcext:value-type="string">
            <text:p>nw issue</text:p>
            <text:p>A leaf reference, in unique, must refer to a leaf under the list</text:p>
          </table:table-cell>
          <table:table-cell office:value-type="string" calcext:value-type="string">
            <text:p>Vinod/vidya to check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796" xlink:type="simple">ONOS-4796</text:a> </text:p>
          </table:table-cell>
          <table:table-cell table:style-name="ce14" office:value-type="string" calcext:value-type="string">
            <text:p>Line number not shown in error info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648" xlink:type="simple">ONOS-4648</text:a> </text:p>
          </table:table-cell>
          <table:table-cell table:style-name="ce14" office:value-type="string" calcext:value-type="string">
            <text:p>genrated java file contents are repeated</text:p>
          </table:table-cell>
          <table:table-cell table:style-name="ce5" office:value-type="string" calcext:value-type="string">
            <text:p>Closed</text:p>
          </table:table-cell>
          <table:table-cell table:style-name="ce20" office:value-type="string" calcext:value-type="string">
            <text:p>ONOS-4881</text:p>
          </table:table-cell>
          <table:table-cell table:style-name="ce5" office:value-type="string" calcext:value-type="string">
            <text:p>Regress</text:p>
          </table:table-cell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601" xlink:type="simple">ONOS-4601</text:a> </text:p>
          </table:table-cell>
          <table:table-cell table:style-name="ce14" office:value-type="string" calcext:value-type="string">
            <text:p>yang utils error info is not ok. not showing the specific reason. pyang givng the specific reason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83" xlink:type="simple">ONOS-4583</text:a> </text:p>
          </table:table-cell>
          <table:table-cell table:style-name="ce14" office:value-type="string" calcext:value-type="string">
            <text:p>in union, if i give int &amp; uint types together causing error for already defined</text:p>
          </table:table-cell>
          <table:table-cell table:style-name="ce5" office:value-type="string" calcext:value-type="string">
            <text:p>Closed</text:p>
          </table:table-cell>
          <table:table-cell table:style-name="ce20" office:value-type="string" calcext:value-type="string">
            <text:p>ONOS-5142</text:p>
          </table:table-cell>
          <table:table-cell table:style-name="ce5" office:value-type="string" calcext:value-type="string">
            <text:p>Regress</text:p>
          </table:table-cell>
          <table:table-cell table:style-name="ce14"/>
          <table:table-cell table:number-columns-repeated="3"/>
        </table:table-row>
        <table:table-row table:style-name="ro1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77" xlink:type="simple">ONOS-4577</text:a> </text:p>
          </table:table-cell>
          <table:table-cell table:style-name="ce14" office:value-type="string" calcext:value-type="string">
            <text:p>more leafs inside augment causing loop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 office:value-type="string" calcext:value-type="string">
            <text:p>NW issue : </text:p>
            <text:p>[INFO] </text:p>
            <text:p>[INFO] --- jacoco-maven-plugin:0.7.5.201505241946:prepare-agent (default-prepare-agent) @ onlab-test ---</text:p>
            <text:p>[INFO] argLine set to -javaagent:/home/root1/.m2/repository/org/jacoco/org.jacoco.agent/0.7.5.201505241946/org.jacoco.agent-0.7.5.201505241946-runtime.jar=destfile=/opt/onos-master/onos/utils/test/target/jacoco.exec -Duser.language=en -Duser.region=US</text:p>
            <text:p>[INFO] </text:p>
            <text:p>[INFO] --- yangutils-maven-plugin:1.7.0-SNAPSHOT:yang2java (default) @ onlab-test ---</text:p>
            <text:p>[INFO] ------------------------------------------------------------------------</text:p>
            <text:p>[INFO] BUILD FAILURE</text:p>
            <text:p>[INFO] ------------------------------------------------------------------------</text:p>
            <text:p>[INFO] Total time: 2.635 s</text:p>
            <text:p>[INFO] Finished at: 2016-08-23T15:11:56+05:30</text:p>
            <text:p>[INFO] Final Memory: 20M/308M</text:p>
            <text:p>[INFO] ------------------------------------------------------------------------</text:p>
            <text:p>[ERROR] Failed to execute goal org.onosproject:yangutils-maven-plugin:1.7.0-SNAPSHOT:yang2java (default) on project onlab-test: Error in file: Test at line: 0 at position: 0</text:p>
            <text:p>[ERROR] Failed to link /Test/interface1</text:p>
            <text:p>[ERROR] -&gt; [Help 1]</text:p>
            <text:p>[ERROR] </text:p>
            <text:p>[ERROR] To see the full stack trace of the errors, re-run Maven with the -e switch.</text:p>
            <text:p>[ERROR] Re-run Maven using the -X switch to enable full debug logging.</text:p>
            <text:p>[ERROR] </text:p>
            <text:p/>
          </table:table-cell>
          <table:table-cell office:value-type="string" calcext:value-type="string">
            <text:p>Bharath to check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76" xlink:type="simple">ONOS-4576</text:a> </text:p>
          </table:table-cell>
          <table:table-cell table:style-name="ce14" office:value-type="string" calcext:value-type="string">
            <text:p>build failure for choice &amp; cases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66" xlink:type="simple">ONOS-4566</text:a> </text:p>
          </table:table-cell>
          <table:table-cell table:style-name="ce14" office:value-type="string" calcext:value-type="string">
            <text:p>yang utils not finding trailing garbage error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65" xlink:type="simple">ONOS-4565</text:a> </text:p>
          </table:table-cell>
          <table:table-cell table:style-name="ce14" office:value-type="string" calcext:value-type="string">
            <text:p>default statement value is not verified during compilation</text:p>
          </table:table-cell>
          <table:table-cell table:style-name="ce5" office:value-type="string" calcext:value-type="string">
            <text:p>Resolv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64" xlink:type="simple">ONOS-4564</text:a> </text:p>
          </table:table-cell>
          <table:table-cell table:style-name="ce14" office:value-type="string" calcext:value-type="string">
            <text:p>build failure for bits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63" xlink:type="simple">ONOS-4563</text:a> </text:p>
          </table:table-cell>
          <table:table-cell table:style-name="ce14" office:value-type="string" calcext:value-type="string">
            <text:p>build failure for submodule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59" xlink:type="simple">ONOS-4559</text:a> </text:p>
          </table:table-cell>
          <table:table-cell table:style-name="ce14" office:value-type="string" calcext:value-type="string">
            <text:p>Linker error: Unable to process the derived type</text:p>
          </table:table-cell>
          <table:table-cell table:style-name="ce5" office:value-type="string" calcext:value-type="string">
            <text:p>In Progress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58" xlink:type="simple">ONOS-4558</text:a> </text:p>
          </table:table-cell>
          <table:table-cell table:style-name="ce14" office:value-type="string" calcext:value-type="string">
            <text:p>NullPointerException for import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57" xlink:type="simple">ONOS-4557</text:a> </text:p>
          </table:table-cell>
          <table:table-cell table:style-name="ce14" office:value-type="string" calcext:value-type="string">
            <text:p>compilation error for duplicate typedef name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15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44" xlink:type="simple">ONOS-4544</text:a> </text:p>
          </table:table-cell>
          <table:table-cell table:style-name="ce14" office:value-type="string" calcext:value-type="string">
            <text:p>LEAF ENUM TYPE issue: after max enum vlaue, next element should come with value. but yang utils genrating code with the least value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 office:value-type="string" calcext:value-type="string">
            <text:p> Error in file: /opt/onos-master/onos/utils/test/src/main/yang/4544/Onos_Yang_3.yang at line: 22 at position: 0</text:p>
            <text:p>extraneous input 'switch' expecting {'anyxml', 'augment', 'choice', 'container', 'extension', 'deviation', 'feature', 'grouping', 'identity', 'leaf', 'leaf-list', 'list', 'notification', 'rpc', 'typedef', 'uses', COMPILER_ANNOTATION, '}'}</text:p>
            <text:p/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43" xlink:type="simple">ONOS-4543</text:a> </text:p>
          </table:table-cell>
          <table:table-cell table:style-name="ce14" office:value-type="string" calcext:value-type="string">
            <text:p>LEAF ENUM TYPE issue: DUPLICATE enum name cauisng null pointer exception. Its should throw error related to duplication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42" xlink:type="simple">ONOS-4542</text:a> </text:p>
          </table:table-cell>
          <table:table-cell table:style-name="ce14" office:value-type="string" calcext:value-type="string">
            <text:p>LEAF ENUM TYPE issue: -ve value not accepted. as per RFC, its should accept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41" xlink:type="simple">ONOS-4541</text:a> </text:p>
          </table:table-cell>
          <table:table-cell table:style-name="ce14" office:value-type="string" calcext:value-type="string">
            <text:p>for container, compilation error occured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40" xlink:type="simple">ONOS-4540</text:a> </text:p>
          </table:table-cell>
          <table:table-cell table:style-name="ce14" office:value-type="string" calcext:value-type="string">
            <text:p>replacement configuration in Pom.xml causing compilation error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39" xlink:type="simple">ONOS-4539</text:a> </text:p>
          </table:table-cell>
          <table:table-cell table:style-name="ce14" office:value-type="string" calcext:value-type="string">
            <text:p>for leaf type leafref, no error but build failed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38" xlink:type="simple">ONOS-4538</text:a> </text:p>
          </table:table-cell>
          <table:table-cell table:style-name="ce14" office:value-type="string" calcext:value-type="string">
            <text:p>dont combine error infos. if its specific for type, show only type statement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4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37" xlink:type="simple">ONOS-4537</text:a> </text:p>
          </table:table-cell>
          <table:table-cell table:style-name="ce14" office:value-type="string" calcext:value-type="string">
            <text:p>extraneous input error info need to be update. it should contain all statements which can be applicable. for eg.import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36" xlink:type="simple">ONOS-4536</text:a> </text:p>
          </table:table-cell>
          <table:table-cell table:style-name="ce14" office:value-type="string" calcext:value-type="string">
            <text:p>leaf type empty causing build failure &amp; Temp folder created in java path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26" xlink:type="simple">ONOS-4526</text:a> </text:p>
          </table:table-cell>
          <table:table-cell table:style-name="ce14" office:value-type="string" calcext:value-type="string">
            <text:p>mismatch error occured but build is success. no java file genrated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25" xlink:type="simple">ONOS-4525</text:a> </text:p>
          </table:table-cell>
          <table:table-cell table:style-name="ce14" office:value-type="string" calcext:value-type="string">
            <text:p>invalid holder for default ""false"" before processing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524" xlink:type="simple">ONOS-4524</text:a> </text:p>
          </table:table-cell>
          <table:table-cell table:style-name="ce14" office:value-type="string" calcext:value-type="string">
            <text:p>compilation error for &lt;null&gt; cannot be converted to short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413" xlink:type="simple">ONOS-4413</text:a> </text:p>
          </table:table-cell>
          <table:table-cell table:style-name="ce14" office:value-type="string" calcext:value-type="string">
            <text:p>module name is single character, Builder is not capitalized please check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412" xlink:type="simple">ONOS-4412</text:a> </text:p>
          </table:table-cell>
          <table:table-cell table:style-name="ce14" office:value-type="string" calcext:value-type="string">
            <text:p>module name characters all are in Upper case, causing wrong filename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2">
          <table:table-cell table:style-name="ce5" office:value-type="string" calcext:value-type="string">
            <text:p>Bug</text:p>
          </table:table-cell>
          <table:table-cell table:style-name="ce5" office:value-type="string" calcext:value-type="string">
            <text:p><text:a xlink:href="https://jira.onosproject.org/browse/ONOS-4411" xlink:type="simple">ONOS-4411</text:a> </text:p>
          </table:table-cell>
          <table:table-cell table:style-name="ce14" office:value-type="string" calcext:value-type="string">
            <text:p>In container's package info "testCase1'sChildrenNodes" coming without space</text:p>
          </table:table-cell>
          <table:table-cell table:style-name="ce5" office:value-type="string" calcext:value-type="string">
            <text:p>Closed</text:p>
          </table:table-cell>
          <table:table-cell table:style-name="ce18" office:value-type="string" calcext:value-type="string">
            <text:p>Fixed</text:p>
          </table:table-cell>
          <table:table-cell table:style-name="ce5"/>
          <table:table-cell table:style-name="ce14"/>
          <table:table-cell table:number-columns-repeated="3"/>
        </table:table-row>
        <table:table-row table:style-name="ro1" table:number-rows-repeated="104848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>
        <table:named-range table:name="HTML_1" table:base-cell-address="$Sheet1.$A$1" table:cell-range-address=".$A$1:.$G$3"/>
        <table:named-range table:name="HTML_2" table:base-cell-address="$Sheet1.$A$1" table:cell-range-address=".$A$4:.$G$59"/>
        <table:named-range table:name="HTML_3" table:base-cell-address="$Sheet1.$A$1" table:cell-range-address=".$A$60:.$G$60"/>
        <table:named-range table:name="HTML_all" table:base-cell-address="$Sheet1.$A$1" table:cell-range-address=".$A$1:.$G$60"/>
        <table:named-range table:name="HTML_tables" table:base-cell-address="$Sheet1.$A$1" table:cell-range-address=".$A$1:.$A$1"/>
        <table:named-range table:name="HTML__issuetable" table:base-cell-address="$Sheet1.$A$1" table:cell-range-address=".$A$4:.$G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5:52:21.007378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ira</dc:title>
    <dc:date>2016-08-23T16:59:18.337240128</dc:date>
    <meta:generator>LibreOffice/4.2.8.2$Linux_X86_64 LibreOffice_project/420m0$Build-2</meta:generator>
    <meta:editing-duration>PT4H8M8S</meta:editing-duration>
    <meta:editing-cycles>10</meta:editing-cycles>
    <meta:document-statistic meta:table-count="1" meta:cell-count="500" meta:object-count="0"/>
  </office:meta>
</office:document-meta>
</file>